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style:font-name="Ubuntu" fo:font-size="12pt" style:font-size-asian="12pt" style:font-size-complex="12pt"/>
    </style:style>
    <style:style style:name="P2" style:family="paragraph">
      <loext:graphic-properties draw:fill-color="#ffffff"/>
      <style:text-properties style:font-name="Ubuntu" fo:font-size="12pt" style:font-size-asian="12pt" style:font-size-complex="12pt"/>
    </style:style>
    <style:style style:name="P3" style:family="paragraph">
      <loext:graphic-properties draw:fill-color="#ffffff"/>
    </style:style>
    <style:style style:name="T1" style:family="text"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<text:s text:c="4"/></text:span><text:span text:style-name="T1">W</text:span></text:p>
            <text:p text:style-name="P1"><text:span text:style-name="T1">A <text:s text:c="6"/>D <text:s text:c="2"/>– Movement</text:span><text:span text:style-name="T1"><text:tab/></text:span><text:span text:style-name="T1"><text:tab/></text:span><text:span text:style-name="T1"> <text:s text:c="12"/></text:span><text:span text:style-name="T1"><text:tab/></text:span><text:span text:style-name="T1">ESC – Quit Game</text:span></text:p>
            <text:p text:style-name="P1"><text:span text:style-name="T1"><text:s text:c="4"/></text:span><text:span text:style-name="T1">S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tab/></text:span><text:span text:style-name="T1"><text:tab/></text:span><text:span text:style-name="T1">F12 – Fullscreen</text:span></text:p>
            <text:p text:style-name="P1"><text:span text:style-name="T1">Space – Place Bomb</text:span><text:span text:style-name="T1"><text:tab/></text:span><text:span text:style-name="T1"><text:tab/></text:span><text:span text:style-name="T1"><text:tab/></text:span><text:span text:style-name="T1"> 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E <text:s/>– Teleport</text:span></text:p>
            <text:p text:style-name="P1"><text:span text:style-name="T1">1-9 – Select Bomb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 <text:s/>– Trigger Remote Bombb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 – Zoom Out</text:span></text:p>
            <text:p text:style-name="P1"><text:span text:style-name="T1">Left Click – Place Bomb</text:span><text:span text:style-name="T1"><text:tab/></text:span><text:span text:style-name="T1"><text:tab/></text:span><text:span text:style-name="T1"><text:tab/></text:span><text:span text:style-name="T1"><text:tab/></text:span><text:span text:style-name="T1">I <text:s/>– Zoom In</text:span></text:p>
            <text:p text:style-name="P1"><text:span text:style-name="T1">Right Click – Trigger Remote Bomb</text:span></text:p>
            <text:p text:style-name="P1"><text:span text:style-name="T1">Mouse Wheel – Select Bomb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0T00:31:15.890677680</meta:creation-date>
    <dc:date>2016-12-20T01:04:02.484603484</dc:date>
    <meta:editing-duration>PT1M36S</meta:editing-duration>
    <meta:editing-cycles>1</meta:editing-cycles>
    <meta:document-statistic meta:object-count="25"/>
    <meta:generator>LibreOffice/5.1.4.2$Linux_X86_64 LibreOffice_project/10m0$Build-2</meta:generator>
  </office:meta>
</office:document-meta>
</file>